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cricStats">
        <table:table-row>
          <table:table-cell office:value-type="string">
            <text:p>Nam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Overs</text:p>
          </table:table-cell>
          <table:table-cell office:value-type="string">
            <text:p>Runs given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BatsmanScore</text:p>
          </table:table-cell>
          <table:table-cell office:value-type="string">
            <text:p>BowlerScore</text:p>
          </table:table-cell>
          <table:table-cell office:value-type="string">
            <text:p>TotalScore</text:p>
          </table:table-cell>
        </table:table-row>
        <table:table-row>
          <table:table-cell office:value-type="string">
            <text:p>DJ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6.25">
            <text:p>106.25</text:p>
          </table:table-cell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8.06">
            <text:p>18.06</text:p>
          </table:table-cell>
          <table:table-cell office:value-type="float" office:value="15.43">
            <text:p>15.43</text:p>
          </table:table-cell>
          <table:table-cell office:value-type="float" office:value="33.489999999999995">
            <text:p>33.489999999999995</text:p>
          </table:table-cell>
        </table:table-row>
        <table:table-row>
          <table:table-cell office:value-type="string">
            <text:p>DC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string">
            <text:p>2.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4.17">
            <text:p>4.17</text:p>
          </table:table-cell>
          <table:table-cell office:value-type="float" office:value="5.14">
            <text:p>5.14</text:p>
          </table:table-cell>
          <table:table-cell office:value-type="float" office:value="9.309999999999999">
            <text:p>9.309999999999999</text:p>
          </table:table-cell>
        </table:table-row>
        <table:table-row>
          <table:table-cell office:value-type="string">
            <text:p>H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.0">
            <text:p>25.0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.25">
            <text:p>0.25</text:p>
          </table:table-cell>
          <table:table-cell office:value-type="float" office:value="18.0">
            <text:p>18.0</text:p>
          </table:table-cell>
          <table:table-cell office:value-type="float" office:value="18.25">
            <text:p>18.25</text:p>
          </table:table-cell>
        </table:table-row>
        <table:table-row>
          <table:table-cell office:value-type="string">
            <text:p>MS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string">
            <text:p>1.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4.0">
            <text:p>4.0</text:p>
          </table:table-cell>
          <table:table-cell office:value-type="float" office:value="36.0">
            <text:p>36.0</text:p>
          </table:table-cell>
          <table:table-cell office:value-type="float" office:value="40.0">
            <text:p>40.0</text:p>
          </table:table-cell>
        </table:table-row>
      </table:table>
      <table:table table:name="BatArchives">
        <table:table-row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</table:table-row>
        <table:table-row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  <table:table-cell office:value-type="string">
            <text:p>Runs</text:p>
          </table:table-cell>
          <table:table-cell office:value-type="string">
            <text:p>Balls</text:p>
          </table:table-cell>
          <table:table-cell office:value-type="string">
            <text:p>StrikeRate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16.6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100.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3.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60.00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0.0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0.0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0.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75.00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11.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owlArchives">
        <table:table-row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J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DC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HK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  <table:table-cell office:value-type="string">
            <text:p>MS</text:p>
          </table:table-cell>
        </table:table-row>
        <table:table-row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  <table:table-cell office:value-type="string">
            <text:p>Overs</text:p>
          </table:table-cell>
          <table:table-cell office:value-type="string">
            <text:p>Runs</text:p>
          </table:table-cell>
          <table:table-cell office:value-type="string">
            <text:p>Wickets</text:p>
          </table:table-cell>
          <table:table-cell office:value-type="string">
            <text:p>Economy</text:p>
          </table:table-cell>
        </table:table-row>
        <table:table-row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4.67</text:p>
          </table:table-cell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7.00</text:p>
          </table:table-cell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.00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.20</text:p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string">
            <text:p>7.00</text:p>
          </table:table-cell>
          <table:table-cell office:value-type="string">
            <text:p>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string">
            <text:p>6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